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CE4000009F63CEE4D38.jpg" manifest:media-type=""/>
  <manifest:file-entry manifest:full-path="Pictures/1000000000000CE4000009F6638C907D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_20_1-title">
      <style:graphic-properties draw:auto-grow-height="true" fo:min-height="3.506cm"/>
    </style:style>
    <style:style style:name="pr2" style:family="presentation" style:parent-style-name="Default_20_1-subtitle">
      <style:graphic-properties draw:fill-color="#ffffff" draw:auto-grow-height="true" fo:min-height="12.179cm"/>
    </style:style>
    <style:style style:name="pr3" style:family="presentation" style:parent-style-name="Default_20_1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1.93cm"/>
    </style:style>
    <style:style style:name="P1" style:family="paragraph">
      <style:text-properties fo:font-family="'Ubuntu Light'" style:font-style-name="Light" style:font-pitch="variable"/>
    </style:style>
    <style:style style:name="P2" style:family="paragraph">
      <style:text-properties fo:font-family="'Ubuntu Light'" style:font-pitch="variable"/>
    </style:style>
    <style:style style:name="T1" style:family="text">
      <style:text-properties fo:font-family="'Ubuntu Light'" style:font-style-name="Light" style:font-pitch="variable"/>
    </style:style>
    <style:style style:name="T2" style:family="text">
      <style:text-properties fo:font-family="'Ubuntu Light'" style:font-pitch="variable" fo:font-size="32pt"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0">
        <draw:frame presentation:style-name="pr1" draw:layer="layout" svg:width="25.199cm" svg:height="3.506cm" svg:x="1cm" svg:y="3.436cm" presentation:class="title" presentation:user-transformed="true">
          <draw:text-box>
            <text:p>Iteration in Python</text:p>
          </draw:text-box>
        </draw:frame>
        <draw:frame presentation:style-name="pr2" draw:text-style-name="P1" draw:layer="layout" svg:width="24.639cm" svg:height="12.179cm" svg:x="1.4cm" svg:y="7.6cm" presentation:class="subtitle" presentation:user-transformed="true">
          <draw:text-box>
            <text:p><text:span text:style-name="T1">Abram Hindle</text:span></text:p>
            <text:p><text:span text:style-name="T1"><text:a xlink:href="mailto:abram.hindle@ualberta.ca" xlink:type="simple">abram.hindle@ualberta.ca</text:a></text:span></text:p>
            <text:p><text:span text:style-name="T1">Department of Computing Science</text:span></text:p>
            <text:p><text:span text:style-name="T1">University of Alberta</text:span></text:p>
            <text:p><text:span text:style-name="T1">http://softwareprocess.es/</text:span></text:p>
            <text:p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Iteration</text:p>
          </draw:text-box>
        </draw:frame>
        <draw:frame presentation:style-name="pr5" draw:text-style-name="P2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Programming is useful because we can repeat tasks</text:span></text:p>
              </text:list-item>
              <text:list-item>
                <text:p><text:span text:style-name="T2">Iteration is one of the fundamental building blocks of most programming languages</text:span></text:p>
              </text:list-item>
              <text:list-item>
                <text:p><text:span text:style-name="T2">Iteration usually refers to repetition</text:span></text:p>
                <text:list>
                  <text:list-item>
                    <text:p><text:span text:style-name="T2">In mathematics iterating a functions mean applying it repeatedly</text:span></text:p>
                  </text:list-item>
                  <text:list-item>
                    <text:p><text:span text:style-name="T2">In programming iteration can refer to any method of repetiti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arning</text:p>
          </draw:text-box>
        </draw:frame>
        <draw:frame presentation:style-name="pr7" draw:layer="layout" svg:width="24.639cm" svg:height="12.18cm" svg:x="1.4cm" svg:y="4.914cm" presentation:class="outline">
          <draw:text-box>
            <text:list text:style-name="L2">
              <text:list-item>
                <text:p>This talk is not completely pythonic</text:p>
              </text:list-item>
              <text:list-item>
                <text:p>This talk is not completely idiomatic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ncepts</text:p>
          </draw:text-box>
        </draw:frame>
        <draw:frame presentation:style-name="pr7" draw:layer="layout" svg:width="24.639cm" svg:height="12.18cm" svg:x="1.4cm" svg:y="4.914cm" presentation:class="outline">
          <draw:text-box>
            <text:list text:style-name="L2">
              <text:list-item>
                <text:p>Block</text:p>
                <text:list>
                  <text:list-item>
                    <text:p>A chunk of code</text:p>
                  </text:list-item>
                  <text:list-item>
                    <text:p>Usually the part that gets repeated</text:p>
                  </text:list-item>
                  <text:list-item>
                    <text:p>Usually follows scope rules</text:p>
                  </text:list-item>
                </text:list>
              </text:list-item>
              <text:list-item>
                <text:p>Condition</text:p>
                <text:list>
                  <text:list-item>
                    <text:p>An expression that evaluates to true or false</text:p>
                  </text:list-item>
                  <text:list-item>
                    <text:p>Commonly used to determine if a loop continues</text:p>
                  </text:list-item>
                </text:list>
              </text:list-item>
              <text:list-item>
                <text:p>Invariant</text:p>
                <text:list>
                  <text:list-item>
                    <text:p>A property that is held either before, after, or during a loop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ncepts</text:p>
          </draw:text-box>
        </draw:frame>
        <draw:frame presentation:style-name="pr7" draw:layer="layout" svg:width="24.639cm" svg:height="12.18cm" svg:x="1.4cm" svg:y="4.914cm" presentation:class="outline">
          <draw:text-box>
            <text:list text:style-name="L2">
              <text:list-item>
                <text:p>Strict</text:p>
              </text:list-item>
              <text:list-item>
                <text:p>Laz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hile Loops</text:p>
          </draw:text-box>
        </draw:frame>
        <draw:frame presentation:style-name="pr7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Repeats a block until a condition is met.</text:p>
              </text:list-item>
              <text:list-item>
                <text:p>Loop invariant executes first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itmape_20_1" draw:display-name="Bitmape 1" xlink:href="Pictures/1000000000000CE4000009F6638C907D.jpg" xlink:type="simple" xlink:show="embed" xlink:actuate="onLoad"/>
    <draw:fill-image draw:name="background" xlink:href="Pictures/1000000000000CE4000009F63CEE4D38.jp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CA" style:letter-kerning="true" style:font-family-asian="'Lohit Hindi'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fo:font-family="'DejaVu Sans Mono'" style:font-family-generic="modern" style:font-pitch="fixed" fo:font-size="10pt" style:font-family-asian="'DejaVu Sans Mono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family-asian="'Lohit Hindi'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Ubuntu Light'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family="'Ubuntu Light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'Ubuntu Light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family="'Ubuntu Light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Ubuntu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Ubuntu Light'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family="'Ubuntu Light'" style:font-pitch="variable"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family="'Ubuntu Light'" style:font-pitch="variable"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family="'Ubuntu Light'" style:font-pitch="variable"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Ubuntu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4.63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bram Hindle</meta:initial-creator>
    <meta:creation-date>2013-01-13T16:04:18</meta:creation-date>
    <dc:date>2013-09-02T23:42:54</dc:date>
    <dc:creator>Abram Hindle</dc:creator>
    <meta:editing-duration>PT5H14M16S</meta:editing-duration>
    <meta:editing-cycles>11</meta:editing-cycles>
    <meta:generator>LibreOffice/4.0.2.2$Linux_X86_64 LibreOffice_project/400m0$Build-2</meta:generator>
    <meta:document-statistic meta:object-count="56"/>
  </office:meta>
</office:document-meta>
</file>